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8.95cm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2.629cm"/>
    </style:style>
    <style:style style:name="pr2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="none"/>
    </style:style>
    <style:style style:name="P2" style:family="paragraph">
      <loext:graphic-properties draw:fill-color="#ffffff"/>
    </style:style>
    <style:style style:name="P3" style:family="paragraph">
      <style:text-properties fo:font-size="24pt"/>
    </style:style>
    <style:style style:name="P4" style:family="paragraph">
      <loext:graphic-properties draw:fill="none"/>
      <style:text-properties fo:font-size="24pt"/>
    </style:style>
    <style:style style:name="T1" style:family="text">
      <style:text-properties fo:language="es" fo:country="ES" style:language-asian="es" style:country-asian="ES" style:language-complex="es" style:country-complex="ES"/>
    </style:style>
    <style:style style:name="T2" style:family="text">
      <style:text-properties fo:font-size="24pt" fo:language="es" fo:country="ES" style:font-size-asian="18pt" style:language-asian="es" style:country-asian="ES" style:font-size-complex="18pt" style:language-complex="es" style:country-complex="ES"/>
    </style:style>
    <style:style style:name="T3" style:family="text">
      <style:text-properties fo:font-size="24pt" fo:language="es" fo:country="ES" style:language-asian="es" style:country-asian="ES" style:language-complex="es" style:country-complex="ES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language="es" fo:country="ES" fo:font-style="normal" fo:text-shadow="none" style:text-underline-style="none" fo:font-weight="normal" style:letter-kerning="true" style:font-name-asian="DejaVu Sans" style:font-size-asian="18pt" style:language-asian="es" style:country-asian="ES" style:font-style-asian="normal" style:font-weight-asian="normal" style:font-name-complex="FreeSans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4cm" svg:y="0.628cm" presentation:class="title">
          <draw:text-box>
            <text:p>Ejemplos Comunes de ERB y ERE</text:p>
          </draw:text-box>
        </draw:frame>
        <draw:frame draw:style-name="gr1" draw:text-style-name="P1" draw:layer="layout" svg:width="23.064cm" svg:height="10.635cm" svg:x="2.936cm" svg:y="3.8cm">
          <draw:text-box>
            <text:p><text:span text:style-name="T1">S</text:span><text:span text:style-name="T2">ancho</text:span></text:p>
            <text:p><text:span text:style-name="T2">^Sancho</text:span></text:p>
            <text:p><text:span text:style-name="T2">Sancho$</text:span></text:p>
            <text:p><text:span text:style-name="T2">^[A-Z][0-9].$</text:span></text:p>
            <text:p><text:span text:style-name="T2">^$</text:span></text:p>
            <text:p><text:span text:style-name="T2">^[ <text:s/>]*$</text:span></text:p>
            <text:p><text:span text:style-name="T2">[0-9][^a-z_]$</text:span></text:p>
            <text:p><text:span text:style-name="T2">9 [0-58]Z*</text:span></text:p>
            <text:p><text:span text:style-name="T2">[0-9]\.[a-n]-</text:span></text:p>
            <text:p><text:span text:style-name="T2">\&lt;Sancho\&gt;</text:span></text:p>
            <text:p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1" draw:layer="layout" svg:width="25.199cm" svg:height="2.629cm" svg:x="1.4cm" svg:y="0.628cm" presentation:class="title">
          <draw:text-box>
            <text:p>Ejemplos Comunes de ERB </text:p>
          </draw:text-box>
        </draw:frame>
        <draw:frame draw:style-name="gr1" draw:text-style-name="P4" draw:layer="layout" svg:width="23.064cm" svg:height="9.2cm" svg:x="2.8cm" svg:y="3.8cm">
          <draw:text-box>
            <text:p text:style-name="P3"><text:span text:style-name="T3">[0-9]\{2\}</text:span></text:p>
            <text:p text:style-name="P3"><text:span text:style-name="T3">|[0-9]\{5,\}|</text:span></text:p>
            <text:p text:style-name="P3"><text:span text:style-name="T3">[a-z_]\{1,5\}</text:span></text:p>
            <text:p text:style-name="P3"><text:span text:style-name="T4">[0-9]\{1,3\}\.[0-9]\{1,3\}\.[0-9]\{1,3\}\.</text:span><text:span text:style-name="T4">[0-9]\{1,3\}</text:span></text:p>
            <text:p text:style-name="P3"/>
          </draw:text-box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1" draw:layer="layout" svg:width="25.199cm" svg:height="2.629cm" svg:x="1.4cm" svg:y="0.628cm" presentation:class="title">
          <draw:text-box>
            <text:p>Ejemplos Comunes de ERE </text:p>
          </draw:text-box>
        </draw:frame>
        <draw:frame draw:style-name="gr1" draw:text-style-name="P4" draw:layer="layout" svg:width="23.064cm" svg:height="9.2cm" svg:x="2.8cm" svg:y="3.8cm">
          <draw:text-box>
            <text:p text:style-name="P3"><text:span text:style-name="T3">^[+-]?[0-9]+$</text:span></text:p>
            <text:p text:style-name="P3">\|[0-9]{2}\|</text:p>
            <text:p text:style-name="P3">^true|false$</text:p>
            <text:p text:style-name="P3"><text:span text:style-name="T5">[0-9]{1,3}\.[0-9]{1,3}\.[0-9]{1,3}\.</text:span><text:span text:style-name="T6">[0-9]{1,3}</text:span></text:p>
            <text:p text:style-name="P3"><text:span text:style-name="T6">([0-9]{1,3}\.){3}[0-9]{1,3}</text:span></text:p>
            <text:p text:style-name="P3"><text:span text:style-name="T6"/></text:p>
            <text:p text:style-name="P3"><text:span text:style-name="T6"/></text:p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4T21:16:26.945576347</meta:creation-date>
    <dc:date>2020-12-14T21:42:15.144267419</dc:date>
    <meta:editing-duration>PT3M8S</meta:editing-duration>
    <meta:editing-cycles>1</meta:editing-cycles>
    <meta:document-statistic meta:object-count="33"/>
    <meta:generator>LibreOffice/6.1.5.2$Linux_X86_64 LibreOffice_project/10$Build-2</meta:generator>
  </office:meta>
</office:document-meta>
</file>